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DataStub.VerificationDataStub( InvocationMatcher wanted ,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DataStub.getA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DataStub.get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lyTest.shouldMark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lyTest.shouldNotMarkAsVerifiedWhenAssertionFai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DataStub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